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TRIBUTOS COMUNES</text:p>
      <text:p text:style-name="Normal"><draw:frame draw:style-name="a0" draw:name="Imagen 1" text:anchor-type="as-char" svg:x="0in" svg:y="0in" svg:width="6.1375in" svg:height="3.5847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rcia Cortes Nicol Yirley</meta:initial-creator>
    <dc:creator>Murcia Cortes Nicol Yirley</dc:creator>
    <meta:creation-date>2025-07-16T01:49:00Z</meta:creation-date>
    <dc:date>2025-07-16T02:48:00Z</dc:date>
    <meta:template xlink:href="Normal" xlink:type="simple"/>
    <meta:editing-cycles>1</meta:editing-cycles>
    <meta:editing-duration>PT3540S</meta:editing-duration>
    <meta:document-statistic meta:page-count="1" meta:paragraph-count="1" meta:word-count="3" meta:character-count="21" meta:row-count="1" meta:non-whitespace-character-count="19"/>
  </office:meta>
</office:document-meta>
</file>